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paragraph-rsid="00123fab" style:font-weight-asian="normal" style:font-weight-complex="normal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123fab" style:font-size-asian="15pt" style:font-size-complex="15pt"/>
    </style:style>
    <style:style style:name="T3" style:family="text">
      <style:text-properties fo:font-size="15pt" officeooo:rsid="00139cb6" style:font-size-asian="15pt" style:font-size-complex="15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<text:tab/><text:span text:style-name="T4">工作总结</text:span></text:p>
      <text:p text:style-name="P1"><text:span text:style-name="T1"><text:tab/>今天主要学习了数据库事物的管理和listview上展示数据。</text:span></text:p>
      <text:p text:style-name="P1"><text:span text:style-name="T1"><text:tab/>数据库事物管理主要是一段固定的代码，</text:span><text:span text:style-name="T2">beginTransaction()方法开启事物，setTranscationSuccessful方法判断事物是否成功如果成功就提交事物，如果失败就回滚事物，endTransaction方法是关闭事物。</text:span></text:p>
      <text:p text:style-name="P1"><text:span text:style-name="T2"><text:tab/>ListView的目的主要是将数据展示在ListView之上。其中学习了3个适配器BaseAdapter，ArrayAdapter，SimpleAdapter，适配器的主要目的就是将自己配置的layout布局转化为View，在此学习期间也额外学习了权重的概念Android:layout_weight能很好的对布局进行划分。</text:span></text:p>
      <text:p text:style-name="P1"><text:span text:style-name="T2"><text:tab/>做了一个小程序，将在数据库中的信息从数据库表之中查询出来并且展示在ListView之上</text:span><text:span text:style-name="T3">。</text:span><text:span text:style-name="T1"><text:tab/><text:tab/><text:tab/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08:25:42.753146438</meta:creation-date>
    <dc:date>2017-08-03T08:37:23.281197946</dc:date>
    <meta:editing-duration>PT1M30S</meta:editing-duration>
    <meta:editing-cycles>1</meta:editing-cycles>
    <meta:document-statistic meta:table-count="0" meta:image-count="0" meta:object-count="0" meta:page-count="1" meta:paragraph-count="5" meta:word-count="217" meta:character-count="378" meta:non-whitespace-character-count="359"/>
    <meta:generator>LibreOffice/5.1.6.2$Linux_X86_64 LibreOffice_project/10m0$Build-2</meta:generator>
  </office:meta>
</office:document-meta>
</file>